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d34f" officeooo:paragraph-rsid="0005d34f"/>
    </style:style>
    <style:style style:name="P2" style:family="paragraph" style:parent-style-name="Standard">
      <style:text-properties officeooo:rsid="00072e6e" officeooo:paragraph-rsid="00072e6e"/>
    </style:style>
    <style:style style:name="P3" style:family="paragraph" style:parent-style-name="Standard">
      <style:paragraph-properties fo:text-align="justify" style:justify-single-word="false"/>
      <style:text-properties officeooo:rsid="00072e6e" officeooo:paragraph-rsid="00072e6e"/>
    </style:style>
    <style:style style:name="P4" style:family="paragraph" style:parent-style-name="Standard">
      <style:paragraph-properties fo:text-align="justify" style:justify-single-word="false"/>
      <style:text-properties officeooo:rsid="0008fd86" officeooo:paragraph-rsid="000bae2e"/>
    </style:style>
    <style:style style:name="P5" style:family="paragraph" style:parent-style-name="Standard">
      <style:paragraph-properties fo:text-align="justify" style:justify-single-word="false"/>
      <style:text-properties officeooo:rsid="000bae2e" officeooo:paragraph-rsid="000bae2e"/>
    </style:style>
    <style:style style:name="P6" style:family="paragraph" style:parent-style-name="Standard">
      <style:paragraph-properties fo:text-align="justify" style:justify-single-word="false"/>
      <style:text-properties officeooo:rsid="000cf951" officeooo:paragraph-rsid="000cf951"/>
    </style:style>
    <style:style style:name="T1" style:family="text">
      <style:text-properties officeooo:rsid="0008071b"/>
    </style:style>
    <style:style style:name="T2" style:family="text">
      <style:text-properties officeooo:rsid="0008edb3"/>
    </style:style>
    <style:style style:name="T3" style:family="text">
      <style:text-properties officeooo:rsid="000a0a7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2">Genomic selection paragraph.</text:p>
      <text:p text:style-name="P3"/>
      <text:p text:style-name="P3"><text:span text:style-name="T2">Elite bulls for contract mating in small population are usually imported due to a higher genetic merit and also to introduce new genetic variation into the population and consequently avoid inbreeding. </text:span>The implementation of genomic selection for small cattle populations might be limited or even <text:span text:style-name="T1">unfeasible. This is mainly due to limited number of progeny tested individuals for reference population, especially progeny tested sires. An alternative to this is a cow-based reference for genomic selection. However, this increases the costs of genomic selection since the number of required cows in approximately 5x the number of required progeny tested bulls. For all the reasons stated above the implementation of genomic selection in small populations is encompassed with a lot of difficulties, uneasiness and precaution with the main question being: will the genomic selection result in increased genetic gain with the available genotyping resources and number of animals? And what will the proportional increase be compared to the conventional scheme?</text:span></text:p>
      <text:p text:style-name="P4">Therefore this study aimed to evaluate the increase in genetic gain in different genomic selection schemes relative to the <text:span text:style-name="T1">conventional</text:span> cattle selection scheme. <text:span text:style-name="T3">A stochastic simulation of the selection schemes reflecting Slovenian Brown Swiss population was implemented to compare the schemes. The simulation used realistic selection parameters (the intensities in subsequent steps, years in use ...) and simulated overlapping generations. </text:span>The alternative genomic selection schemes differed in the <text:span text:style-name="T3">structure and size of the reference population, the </text:span>criteria the sires of sires / dams <text:span text:style-name="T3">were</text:span> chosen upon <text:span text:style-name="T3">(EBV, gEBV) and the abundance of the use of genomically tested bulls.</text:span></text:p>
      <text:p text:style-name="P5"/>
      <text:p text:style-name="P5">Material and methods</text:p>
      <text:p text:style-name="P5">Overall, three breeding schemes were compared: 1) conventional scheme where sires of sires are progeny tested (PT) and sires of dams and young, PT and natural service bulls; 2) genomic schemes where the sires of sires and dams are genomically tested (GT) bulls and 3) Combination scheme: where a) sires of sires are PT bulls and sires of dams are PT and GT bulls with varying proportions and b) where sires of sires are genomically tested bulls and sires of dams are <text:s/>PT and GT bulls with varying proportions. The scenarios in 3) include also extremes where the proportion of PT / GT bulls is 0 or 100 %. All the parameters in the schemes were chosen to exactly mirror the Slovenian Brown Swiss population.</text:p>
      <text:p text:style-name="P5"/>
      <text:p text:style-name="P5">1) Conventional scheme</text:p>
      <text:p text:style-name="P5"/>
      <text:p text:style-name="P5"/>
      <text:p text:style-name="P5"/>
      <text:p text:style-name="P5">Simulation</text:p>
      <text:p text:style-name="P6">AlphaSim1.05 (Faux et al.) was used for stochastic simulation of the populatio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1T11:59:50.419988367</meta:creation-date>
    <dc:date>2017-07-21T13:52:08.250529130</dc:date>
    <meta:editing-duration>PT1M4S</meta:editing-duration>
    <meta:editing-cycles>1</meta:editing-cycles>
    <meta:document-statistic meta:table-count="0" meta:image-count="0" meta:object-count="0" meta:page-count="1" meta:paragraph-count="9" meta:word-count="404" meta:character-count="2603" meta:non-whitespace-character-count="2207"/>
    <meta:generator>LibreOffice/5.1.6.2$Linux_X86_64 LibreOffice_project/10m0$Build-2</meta:generator>
  </office:meta>
</office:document-meta>
</file>